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language="en" fo:country="US"/>
    </style:style>
    <style:style style:name="P3" style:family="paragraph" style:parent-style-name="Standard">
      <style:paragraph-properties fo:text-align="justify" style:justify-single-word="false"/>
      <style:text-properties fo:language="ru" fo:country="RU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language="ru" fo:country="RU"/>
    </style:style>
    <style:style style:name="P5" style:family="paragraph" style:parent-style-name="Standard">
      <style:paragraph-properties fo:text-align="justify" style:justify-single-word="false"/>
      <style:text-properties fo:language="ru" fo:country="RU"/>
    </style:style>
    <style:style style:name="P6" style:family="paragraph" style:parent-style-name="Standard">
      <style:paragraph-properties fo:text-align="justify" style:justify-single-word="false"/>
      <style:text-properties fo:language="ru" fo:country="RU" fo:font-weight="bold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language="en" fo:country="US"/>
    </style:style>
    <style:style style:name="P8" style:family="paragraph" style:parent-style-name="Standard" style:list-style-name="L1">
      <style:paragraph-properties fo:text-align="justify" style:justify-single-word="false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ru" fo:country="RU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Описание модуля <text:span text:style-name="T1">ProxyDCS.</text:span></text:p>
      <text:p text:style-name="P2"/>
      <text:p text:style-name="P4">Структура взаимодействия предполагает отсутствие единого сервера данных.</text:p>
      <text:p text:style-name="P4">Структура динамическая, конфигурируемая в процессе выполнения.</text:p>
      <text:p text:style-name="P4"/>
      <text:p text:style-name="P1"><text:span text:style-name="T3">Назначение </text:span>ProxyDCS.</text:p>
      <text:p text:style-name="P2"><text:span text:style-name="T3">Должен осуществлять сбор идентификаторов других модулей </text:span>ProxyDCS.</text:p>
      <text:p text:style-name="P4"/>
      <text:p text:style-name="P4">При запросе от другого модуля передавать ему список обнаруженных им ранее модулей.</text:p>
      <text:p text:style-name="P4"/>
      <text:p text:style-name="P2"><text:span text:style-name="T3">Проверять периодически их функционирование(возможно, что в процессе работы они были выключены или повреждены), т.е обеспечивать актуальность списков модулей </text:span>ProxyDCS<text:span text:style-name="T3">. </text:span></text:p>
      <text:p text:style-name="P4"/>
      <text:p text:style-name="P2"><text:span text:style-name="T3">Взаимодействие модулей осуществляется через </text:span>Ethernet <text:span text:style-name="T3">или </text:span>shared memory.</text:p>
      <text:p text:style-name="P2"/>
      <text:p text:style-name="P2"/>
      <text:p text:style-name="P2"><text:span text:style-name="T4">ProxyDCS</text:span> – <text:span text:style-name="T3">должен уметь загружать xml-файл. С описанием параметров которые модуль вырабатывает и потребляет. </text:span></text:p>
      <text:p text:style-name="P2"><text:span text:style-name="T3">Должна быть специальная утилита, которая собирает все данные(</text:span>xml<text:span text:style-name="T3">) файлы со всех программных модулей и осуществляет динамическое связывание или статическое связывание.</text:span></text:p>
      <text:p text:style-name="P4"/>
      <text:p text:style-name="P4">Идея:</text:p>
      <text:p text:style-name="P4"/>
      <text:p text:style-name="P4">Нужно ввести файл с описанием поддерживаемых команд или событий, например назвав <text:span text:style-name="T2">interaces.xml.</text:span></text:p>
      <text:p text:style-name="P2"/>
      <text:p text:style-name="P4">И ввести файл <text:span text:style-name="T2">io.xml</text:span><text:span text:style-name="T1">, </text:span>который описывает какие данных данный модуль потребляет и какие запросы формирует.</text:p>
      <text:p text:style-name="P4"/>
      <text:p text:style-name="P2"><text:span text:style-name="T4">ProxyDCS</text:span> <text:span text:style-name="T3">должен иметь следующий интерфейс:</text:span></text:p>
      <text:p text:style-name="P4"/>
      <text:p text:style-name="P2"><text:span text:style-name="T3">- </text:span>sendRequest(Request*) <text:s text:c="2"/>- <text:span text:style-name="T3">отправка запроса на обработку. Должны быть указаны настройки, например, циклический запрос или одиночный запрос.</text:span></text:p>
      <text:list xml:id="list6085868596229891394" text:style-name="L1">
        <text:list-item>
          <text:p text:style-name="P8">eEvent(RequestEvent) - <text:span text:style-name="T3">обработка события постановки/получения запроса на исполнение.</text:span></text:p>
        </text:list-item>
      </text:list>
      <text:p text:style-name="P2"><text:span text:style-name="T3"/></text:p>
      <text:p text:style-name="P6">Связь с приложением:</text:p>
      <text:p text:style-name="P4">Программист должен либо отнаследоваться от этого класса, либо использовать механизм сигналов и слотов. В первых версиях будет реализован только механизм сигналов и слотов.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H1M</meta:editing-duration>
    <meta:editing-cycles>12</meta:editing-cycles>
    <meta:generator>OpenOffice/4.0.0$Win32 OpenOffice.org_project/400m3$Build-9702</meta:generator>
    <dc:date>2016-06-14T11:46:36.64</dc:date>
    <dc:creator>Федор Гурин</dc:creator>
    <meta:document-statistic meta:table-count="0" meta:image-count="0" meta:object-count="0" meta:page-count="1" meta:paragraph-count="18" meta:word-count="183" meta:character-count="1501"/>
    <meta:user-defined meta:name="Info 1"/>
    <meta:user-defined meta:name="Info 2"/>
    <meta:user-defined meta:name="Info 3"/>
    <meta:user-defined meta:name="Info 4"/>
  </office:meta>
</office:document-meta>
</file>